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98f2b" officeooo:paragraph-rsid="00098f2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d48f0" officeooo:paragraph-rsid="000d48f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af5d" officeooo:paragraph-rsid="000eaf5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5876" officeooo:paragraph-rsid="000a8de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0bdb" officeooo:paragraph-rsid="000f0bd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6f76" officeooo:paragraph-rsid="00116f7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48f0" officeooo:paragraph-rsid="000d48f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6f76" officeooo:paragraph-rsid="00116f7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f0bdb" officeooo:paragraph-rsid="000f0bd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0e464" officeooo:paragraph-rsid="0010e46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2d2fc" officeooo:paragraph-rsid="0022d2fc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4c308" officeooo:paragraph-rsid="0014c30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634d3" officeooo:paragraph-rsid="001634d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788fa" officeooo:paragraph-rsid="001788f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788fa" officeooo:paragraph-rsid="001788f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9781d" officeooo:paragraph-rsid="0019781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a9c6e" officeooo:paragraph-rsid="001c312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c3122" officeooo:paragraph-rsid="001c312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28721e" officeooo:paragraph-rsid="0028721e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2d2fc" officeooo:paragraph-rsid="0022d2f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8721e" officeooo:paragraph-rsid="0028721e" style:font-weight-asian="bold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0a8dee"/>
    </style:style>
    <style:style style:name="P23" style:family="paragraph" style:parent-style-name="Standard">
      <style:paragraph-properties fo:text-align="start" style:justify-single-word="false"/>
      <style:text-properties officeooo:paragraph-rsid="001c3122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1a9c6e"/>
    </style:style>
    <style:style style:name="P25" style:family="paragraph" style:parent-style-name="Standard">
      <style:paragraph-properties fo:text-align="start" style:justify-single-word="false"/>
      <style:text-properties officeooo:paragraph-rsid="000a8dee"/>
    </style:style>
    <style:style style:name="P26" style:family="paragraph" style:parent-style-name="Standard">
      <style:paragraph-properties fo:text-align="start" style:justify-single-word="false"/>
      <style:text-properties officeooo:paragraph-rsid="001e8a42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2b9c1a" officeooo:paragraph-rsid="002b9c1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bold" officeooo:rsid="002b9c1a" officeooo:paragraph-rsid="002b9c1a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480ba" officeooo:paragraph-rsid="002480b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8721e" officeooo:paragraph-rsid="0028721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rsid="001c3122" officeooo:paragraph-rsid="001c3122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2pt" fo:font-style="normal" fo:font-weight="bold" officeooo:rsid="001c3122" officeooo:paragraph-rsid="001c3122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0eaf5d" officeooo:paragraph-rsid="000eaf5d"/>
    </style:style>
    <style:style style:name="P34" style:family="paragraph" style:parent-style-name="Standard" style:list-style-name="L5">
      <style:paragraph-properties fo:text-align="start" style:justify-single-word="false"/>
      <style:text-properties fo:font-style="italic" officeooo:rsid="001e8a42" officeooo:paragraph-rsid="001e8a42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5876" style:font-weight-asian="normal" style:font-weight-complex="normal"/>
    </style:style>
    <style:style style:name="T3" style:family="text">
      <style:text-properties fo:font-weight="normal" officeooo:rsid="000fa006" style:font-weight-asian="normal" style:font-weight-complex="normal"/>
    </style:style>
    <style:style style:name="T4" style:family="text">
      <style:text-properties fo:font-weight="normal" officeooo:rsid="00116f76" style:font-weight-asian="normal" style:font-weight-complex="normal"/>
    </style:style>
    <style:style style:name="T5" style:family="text">
      <style:text-properties fo:font-weight="normal" officeooo:rsid="0012411c" style:font-weight-asian="normal" style:font-weight-complex="normal"/>
    </style:style>
    <style:style style:name="T6" style:family="text">
      <style:text-properties fo:font-weight="normal" officeooo:rsid="0014c308" style:font-weight-asian="normal" style:font-weight-complex="normal"/>
    </style:style>
    <style:style style:name="T7" style:family="text">
      <style:text-properties officeooo:rsid="000b5876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eaf5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a8dee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a8de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b587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b8c40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fc142" style:font-size-asian="12pt" style:font-weight-asian="normal" style:font-size-complex="1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3d00a" style:font-style-asian="italic" style:font-style-complex="italic"/>
    </style:style>
    <style:style style:name="T18" style:family="text">
      <style:text-properties fo:font-style="italic" officeooo:rsid="0015e36a" style:font-style-asian="italic" style:font-style-complex="italic"/>
    </style:style>
    <style:style style:name="T19" style:family="text">
      <style:text-properties fo:font-style="italic" officeooo:rsid="001634d3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0b5876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2411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0f0bdb" style:font-style-asian="italic" style:font-weight-asian="normal" style:font-style-complex="italic" style:font-weight-complex="normal"/>
    </style:style>
    <style:style style:name="T24" style:family="text">
      <style:text-properties officeooo:rsid="0013d00a"/>
    </style:style>
    <style:style style:name="T25" style:family="text">
      <style:text-properties officeooo:rsid="0017379d"/>
    </style:style>
    <style:style style:name="T26" style:family="text">
      <style:text-properties style:font-name="Liberation Serif1"/>
    </style:style>
    <style:style style:name="T27" style:family="text">
      <style:text-properties style:font-name="Liberation Serif1" fo:font-style="italic" style:font-style-asian="italic" style:font-style-complex="italic"/>
    </style:style>
    <style:style style:name="T28" style:family="text">
      <style:text-properties style:font-name="Liberation Serif1" officeooo:rsid="001a3860"/>
    </style:style>
    <style:style style:name="T29" style:family="text">
      <style:text-properties style:font-name="Liberation Serif1" officeooo:rsid="001a9c6e"/>
    </style:style>
    <style:style style:name="T30" style:family="text">
      <style:text-properties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1" fo:font-size="12pt" fo:font-style="normal" fo:font-weight="normal" officeooo:rsid="001c3122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1" fo:font-size="12pt" fo:font-style="normal" fo:font-weight="normal" officeooo:rsid="001a9c6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1" fo:font-size="12pt" fo:font-style="normal" fo:font-weight="normal" officeooo:rsid="001c9a4c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1" fo:font-size="12pt" fo:font-style="normal" fo:font-weight="normal" officeooo:rsid="00218b7e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1" fo:font-size="12pt" fo:font-style="normal" fo:font-weight="normal" officeooo:rsid="001e8a4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1" fo:font-size="12pt" fo:font-style="normal" fo:font-weight="normal" officeooo:rsid="002480ba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1" fo:font-size="12pt" fo:font-style="normal" style:font-size-asian="12pt" style:font-style-asian="normal" style:font-size-complex="12pt" style:font-style-complex="normal"/>
    </style:style>
    <style:style style:name="T38" style:family="text">
      <style:text-properties style:font-name="Liberation Serif1" fo:font-size="12pt" fo:font-style="normal" officeooo:rsid="00218b7e" style:font-size-asian="12pt" style:font-style-asian="normal" style:font-size-complex="12pt" style:font-style-complex="normal"/>
    </style:style>
    <style:style style:name="T39" style:family="text">
      <style:text-properties style:font-name="Liberation Serif1" fo:font-size="12pt" fo:font-style="normal" officeooo:rsid="002684ec" style:font-size-asian="12pt" style:font-style-asian="normal" style:font-size-complex="12pt" style:font-style-complex="normal"/>
    </style:style>
    <style:style style:name="T40" style:family="text">
      <style:text-properties style:font-name="Liberation Serif1" fo:font-size="12pt" fo:font-style="italic" fo:font-weight="normal" officeooo:rsid="001a9c6e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Liberation Serif1" fo:font-size="12pt" fo:font-style="italic" fo:font-weight="normal" officeooo:rsid="001c3122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43" style:family="text">
      <style:text-properties style:font-name="Liberation Serif1" fo:font-size="12pt" fo:font-style="italic" officeooo:rsid="0025acfb" style:font-size-asian="12pt" style:font-style-asian="italic" style:font-size-complex="12pt" style:font-style-complex="italic"/>
    </style:style>
    <style:style style:name="T44" style:family="text">
      <style:text-properties style:font-name="Liberation Serif1" fo:font-size="12pt" fo:font-style="italic" officeooo:rsid="002d1655" style:font-size-asian="12pt" style:font-style-asian="italic" style:font-size-complex="12pt" style:font-style-complex="italic"/>
    </style:style>
    <style:style style:name="T45" style:family="text">
      <style:text-properties style:font-name="Liberation Serif1" fo:font-size="12pt" fo:font-style="italic" officeooo:rsid="002e4ea3" style:font-size-asian="12pt" style:font-style-asian="italic" style:font-size-complex="12pt" style:font-style-complex="italic"/>
    </style:style>
    <style:style style:name="T46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47" style:family="text">
      <style:text-properties style:font-name="Liberation Serif1" fo:font-size="12pt" fo:font-weight="normal" officeooo:rsid="001c9a4c" style:font-size-asian="12pt" style:font-weight-asian="normal" style:font-size-complex="12pt" style:font-weight-complex="normal"/>
    </style:style>
    <style:style style:name="T48" style:family="text">
      <style:text-properties style:font-name="Liberation Serif1" fo:font-size="12pt" style:font-size-asian="12pt" style:font-size-complex="12pt"/>
    </style:style>
    <style:style style:name="T49" style:family="text">
      <style:text-properties style:font-name="Liberation Serif1" fo:font-size="12pt" officeooo:rsid="002d1655" style:font-size-asian="12pt" style:font-size-complex="12pt"/>
    </style:style>
    <style:style style:name="T50" style:family="text">
      <style:text-properties style:font-name="Liberation Serif1" fo:font-size="12pt" officeooo:rsid="002e4ea3" style:font-size-asian="12pt" style:font-size-complex="12pt"/>
    </style:style>
    <style:style style:name="T51" style:family="text">
      <style:text-properties style:font-name="Liberation Serif1" officeooo:rsid="001c3122"/>
    </style:style>
    <style:style style:name="T52" style:family="text">
      <style:text-properties style:font-name="Liberation Serif1" fo:font-style="normal" style:font-style-asian="normal" style:font-style-complex="normal"/>
    </style:style>
    <style:style style:name="T53" style:family="text">
      <style:text-properties style:font-name="Liberation Serif1" fo:font-style="normal" officeooo:rsid="0015e36a" style:font-style-asian="normal" style:font-style-complex="normal"/>
    </style:style>
    <style:style style:name="T54" style:family="text">
      <style:text-properties style:font-name="Liberation Serif1" fo:font-style="normal" officeooo:rsid="002af827" style:font-style-asian="normal" style:font-style-complex="normal"/>
    </style:style>
    <style:style style:name="T55" style:family="text">
      <style:text-properties style:font-name="Liberation Serif1" officeooo:rsid="0015e36a"/>
    </style:style>
    <style:style style:name="T56" style:family="text">
      <style:text-properties style:font-name="Liberation Serif1" officeooo:rsid="002986d4"/>
    </style:style>
    <style:style style:name="T57" style:family="text">
      <style:text-properties style:font-name="Liberation Serif"/>
    </style:style>
    <style:style style:name="T58" style:family="text">
      <style:text-properties style:text-position="super 58%" style:font-name="Liberation Serif1" fo:font-size="12pt" fo:font-style="normal" fo:font-weight="normal" officeooo:rsid="002480ba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text-position="0% 100%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vibrations: Modal Dynamics for Graphics and Animation</text:p>
      <text:p text:style-name="P1"/>
      <text:p text:style-name="P33"><text:span text:style-name="T8">Goal: </text:span><text:span text:style-name="T11">Use interactive dynamic simulation of multi-body situations to aid in physical design</text:span></text:p>
      <text:p text:style-name="P3"/>
      <text:p text:style-name="P25"><text:span text:style-name="T9">Idea</text:span><text:span text:style-name="T10">: </text:span><text:span text:style-name="T12">Describe geometry and dynamics separately, then couple representations</text:span></text:p>
      <text:list xml:id="list3773807669" text:style-name="L2">
        <text:list-item>
          <text:p text:style-name="P22"><text:span text:style-name="T13">Dynamics: vibration-mode (“modal”) </text:span><text:span text:style-name="T14">representation</text:span></text:p>
        </text:list-item>
        <text:list-item>
          <text:p text:style-name="P22"><text:span text:style-name="T13">Geometry: volumetric model </text:span><text:span text:style-name="T15">(superquadrics)</text:span></text:p>
        </text:list-item>
      </text:list>
      <text:p text:style-name="P9"><text:span text:style-name="T2">→</text:span><text:span text:style-name="T6"> </text:span><text:span text:style-name="T2">C</text:span><text:span text:style-name="T1">ombined using p</text:span><text:span text:style-name="T2">olynomial deformation mapping</text:span></text:p>
      <text:p text:style-name="P9"><text:span text:style-name="T2"/></text:p>
      <text:p text:style-name="P11"><text:span text:style-name="T7">M</text:span>ODAL ANALYSIS</text:p>
      <text:p text:style-name="P4"/>
      <text:p text:style-name="P9"><text:span text:style-name="T21">M</text:span><text:span text:style-name="T20">odal analysis: </text:span><text:span text:style-name="T1">method of breaking non-rigid dynamics down into sum of independent vibration modes</text:span></text:p>
      <text:p text:style-name="P5"/>
      <text:p text:style-name="P10"><text:span text:style-name="T20">Finite element method (FEM):</text:span><text:span text:style-name="T1"> technique for simulating the dynamic behavior of an object</text:span></text:p>
      <text:p text:style-name="P10"><text:span text:style-name="T4">1)</text:span><text:span text:style-name="T1"> Continuous variation of displacements replaced by finite number of displacement at nodal points</text:span></text:p>
      <text:p text:style-name="P6">2) Interpolated using smooth function</text:p>
      <text:p text:style-name="P8"><text:span text:style-name="T1">→</text:span><text:span text:style-name="T5"> Solve nodal unknowns using energy equations (functionals) </text:span><text:span text:style-name="T22">(cf eq.1)</text:span><text:span text:style-name="T23">: </text:span><text:span text:style-name="T17">can be interpreted as assigning a mass to each nodal point, a material stiffness btw nodal points, a damping as dashpots btw nodal points.</text:span></text:p>
      <text:p text:style-name="P8"><text:span text:style-name="T17"/></text:p>
      <text:list xml:id="list1020839517" text:style-name="L1">
        <text:list-item>
          <text:p text:style-name="P12"><text:span text:style-name="T24">W</text:span>hitening transform <text:span text:style-name="T16">(cf eq.2)</text:span> used to get independent differential equations, which simultaneously diagonalizes M, D, K <text:span text:style-name="T18">(cf eq.</text:span><text:span text:style-name="T19">4</text:span><text:span text:style-name="T18">)</text:span></text:p>
        </text:list-item>
        <text:list-item>
          <text:p text:style-name="P19"><text:span text:style-name="T53">Explicit solution</text:span><text:span text:style-name="T52">s</text:span><text:span text:style-name="T53"> </text:span><text:span text:style-name="T54">of inverse dynamics </text:span><text:span text:style-name="T53">(</text:span><text:span text:style-name="T55">cf eq.</text:span><text:span text:style-name="T56">8, 11</text:span><text:span text:style-name="T55">)</text:span></text:p>
        </text:list-item>
        <text:list-item>
          <text:p text:style-name="P13">Each equation represents one mode (Mi inertia, Di damping, Ki spring stiffness, <text:span text:style-name="T25">fi force</text:span>)</text:p>
        </text:list-item>
        <text:list-item>
          <text:p text:style-name="P14"><text:span text:style-name="T16">i</text:span>-th row of <text:span text:style-name="T26">ϕ</text:span><text:span text:style-name="T57"> describes deformation of object in response to fi</text:span></text:p>
        </text:list-item>
        <text:list-item>
          <text:p text:style-name="P14"><text:span text:style-name="T26">λi proportional to the natural resonance </text:span><text:span text:style-name="T29">frequency </text:span><text:span text:style-name="T26">of the </text:span><text:span text:style-name="T27">i</text:span><text:span text:style-name="T26">-th vibration mode</text:span></text:p>
        </text:list-item>
      </text:list>
      <text:p text:style-name="P15"><text:span text:style-name="T26"/></text:p>
      <text:p text:style-name="P16"><text:span text:style-name="T28">Rq: </text:span><text:span text:style-name="T26">Non-linear material may be modeled by summing modes at the end of each time step to form material </text:span><text:span text:style-name="T27">stress state</text:span><text:span text:style-name="T26">, which can then be used to drive non-linear plastic or viscous material behavior</text:span></text:p>
      <text:p text:style-name="P16"><text:span text:style-name="T26"/></text:p>
      <text:p text:style-name="P32">OPTIMIZATION</text:p>
      <text:p text:style-name="P18"><text:span text:style-name="T26"/></text:p>
      <text:list xml:id="list3738712882" text:style-name="L3">
        <text:list-item>
          <text:p text:style-name="P24"><text:span text:style-name="T40">Increased Speed </text:span><text:span text:style-name="T41">+ Larger time steps: </text:span><text:span text:style-name="T31">m</text:span><text:span text:style-name="T32">odes associated with high resonance frequencies normally have little effect on object shape </text:span></text:p>
        </text:list-item>
      </text:list>
      <text:p text:style-name="P17"><text:span text:style-name="T26">→</text:span><text:span text:style-name="T51"> D</text:span><text:span text:style-name="T26">iscard small-amplitude (= high frequency) modes by examining eigenvalue</text:span></text:p>
      <text:p text:style-name="P23"><text:span text:style-name="T31">(Find which modes to add determined by PCA on error residuals)</text:span></text:p>
      <text:p text:style-name="P31"><text:span text:style-name="T30">→ Restrain to rigid-body </text:span><text:span text:style-name="T36">(0</text:span><text:span text:style-name="T58">th</text:span><text:span text:style-name="T36"> order)</text:span><text:span text:style-name="T30">, linear </text:span><text:span text:style-name="T36">(1</text:span><text:span text:style-name="T58">st</text:span><text:span text:style-name="T36"> order)</text:span><text:span text:style-name="T30">, quadratic </text:span><text:span text:style-name="T36">(2</text:span><text:span text:style-name="T58">nd</text:span><text:span text:style-name="T36"> order)</text:span><text:span text:style-name="T30"> strain modes </text:span><text:span text:style-name="T33">for simple objects</text:span></text:p>
      <text:list xml:id="list3987709266" text:style-name="L5">
        <text:list-item>
          <text:p text:style-name="P34"><text:span text:style-name="T47">T</text:span><text:span text:style-name="T46">emporal aliasing: </text:span><text:span text:style-name="T30">reduced by discarding high frequencies</text:span></text:p>
        </text:list-item>
        <text:list-item>
          <text:p text:style-name="P34"><text:span text:style-name="T46">Approximate modes: </text:span><text:span text:style-name="T30">sufficient to use precomputed deformation modes, parameterized only by object’s low order moments of inertia</text:span></text:p>
        </text:list-item>
      </text:list>
      <text:p text:style-name="P26"><text:span text:style-name="T35">→</text:span><text:span text:style-name="T34"> Precompute deformation modes using a simple 3D parabolic element (20 nodal points) to approximate the shape</text:span></text:p>
      <text:p text:style-name="P26"><text:span text:style-name="T34"/></text:p>
      <text:p text:style-name="P20"><text:span text:style-name="T38">C</text:span><text:span text:style-name="T37">OMBINE DYNAMICS AND ANALYTIC GEOMETRY</text:span></text:p>
      <text:p text:style-name="P29"><text:span text:style-name="T37">Describe each mode by polynomial function </text:span><text:span text:style-name="T43">(cf eq.5)</text:span><text:span text:style-name="T37">, then establish correspondence btw dynamic state and geometric state using global deformation techniques </text:span></text:p>
      <text:p text:style-name="P29"><text:soft-page-break/><text:span text:style-name="T39">→ Scale polynomial deformation according to mode’s amplitude</text:span></text:p>
      <text:p text:style-name="P29"><text:span text:style-name="T39"/></text:p>
      <text:p text:style-name="P21"><text:span text:style-name="T39">C</text:span><text:span text:style-name="T37">OLLISIONS</text:span></text:p>
      <text:p text:style-name="P30"><text:span text:style-name="T37">Inside-outside function of superquadrics </text:span><text:span text:style-name="T42">(cf eq.7)</text:span></text:p>
      <text:p text:style-name="P30"><text:span text:style-name="T42"/></text:p>
      <text:p text:style-name="P28"><text:span text:style-name="T48">CONTROL OF ANIMATION</text:span></text:p>
      <text:p text:style-name="P27"><text:span text:style-name="T48">Control knobs for stretch/squash</text:span></text:p>
      <text:p text:style-name="P27"><text:span text:style-name="T48">- Amplitude = Speed</text:span><text:span text:style-name="T42"> (cf Fig 7)</text:span></text:p>
      <text:p text:style-name="P27"><text:span text:style-name="T48">- Amplitude = Speed – Acceleration </text:span><text:span text:style-name="T42">(cf Fig 8)</text:span></text:p>
      <text:p text:style-name="P27"><text:span text:style-name="T42">- </text:span><text:span text:style-name="T49">Amplitude link to position </text:span><text:span text:style-name="T45">(cf Fig 9)</text:span></text:p>
      <text:p text:style-name="P5"/>
      <text:p text:style-name="P2"><text:span text:style-name="T7">R</text:span>esults</text:p>
      <text:p text:style-name="P7">- Gain of 2 orders of magnitude in efficiency</text:p>
      <text:p text:style-name="P7">- Control temporal aliasing</text:p>
      <text:p text:style-name="P7">- Simple, closed-form solutions to common non-rigid inverse dynamics problems</text:p>
      <text:p text:style-name="P2"><text:span text:style-name="T1">- </text:span><text:span text:style-name="T3">Ease collis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6:36:00.273449170</meta:creation-date>
    <dc:date>2022-04-06T11:30:18.941626687</dc:date>
    <meta:editing-duration>PT1H56M44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431" meta:character-count="2857" meta:non-whitespace-character-count="2474"/>
  </office:meta>
</office:document-meta>
</file>